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</text:span><text:span text:style-name="T12">С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<text:span text:style-name="T36">з/н:_</text:span><text:span text:style-name="T16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 </text:span><text:span text:style-name="T11">м</text:span><text:span text:style-name="T6">Зв/ч;</text:span></text:p>
      <text:p text:style-name="P17"/>
      <text:p text:style-name="P19"><text:span text:style-name="T35">Основная относительная погрешность измерения</text:span><text:span text:style-name="T17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3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4">Д</text:span>озиметр-радиометр МКС-AT6130C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8">H</text:span><text:span text:style-name="T19">1</text:span></text:p>
          </table:table-cell>
          <table:table-cell table:style-name="t1.D3" office:value-type="string">
            <text:p text:style-name="P31"><text:span text:style-name="T15">H</text:span><text:span text:style-name="T19">2</text:span></text:p>
          </table:table-cell>
          <table:table-cell table:style-name="t1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мЗв/ч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C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50:35.71</dc:date>
    <meta:print-date>2019-04-03T15:18:00</meta:print-date>
    <meta:editing-cycles>119</meta:editing-cycles>
    <meta:editing-duration>PT9H7M58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65" meta:character-count="1258"/>
  </office:meta>
</office:document-meta>
</file>